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3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4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5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Standaardalinea-lettertype" style:family="text"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7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Hyperlink" style:family="text">
      <style:text-properties style:font-name="Arial" style:font-name-complex="Arial" fo:color="#D43738" fo:font-size="10.5pt" style:font-size-asian="10.5pt" style:font-size-complex="10.5pt" fo:background-color="#FFFFFF"/>
    </style:style>
    <style:style style:name="P11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2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3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4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5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6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7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8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9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0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1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2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.5pt" style:font-size-asian="10.5pt" style:font-size-complex="10.5pt"/>
    </style:style>
    <style:style style:name="P23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.5pt" style:font-size-asian="10.5pt" style:font-size-complex="10.5pt"/>
    </style:style>
    <style:style style:name="P2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26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28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30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" style:parent-style-name="Standaardalinea-lettertype" style:family="text">
      <style:text-properties style:font-name="Consolas" style:font-name-asian="Times New Roman" fo:color="#6A9955" fo:font-size="10.5pt" style:font-size-asian="10.5pt" style:font-size-complex="10.5pt"/>
    </style:style>
    <style:style style:name="P32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3" style:parent-style-name="Standaardalinea-lettertype" style:family="text">
      <style:text-properties style:font-name="Consolas" style:font-name-asian="Times New Roman" fo:color="#6A9955" fo:font-size="10.5pt" style:font-size-asian="10.5pt" style:font-size-complex="10.5pt"/>
    </style:style>
    <style:style style:name="P3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5" style:parent-style-name="Standaardalinea-lettertype" style:family="text">
      <style:text-properties style:font-name="Consolas" style:font-name-asian="Times New Roman" fo:color="#6A9955" fo:font-size="10.5pt" style:font-size-asian="10.5pt" style:font-size-complex="10.5pt"/>
    </style:style>
    <style:style style:name="P36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37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8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3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40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4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42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3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4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45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4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47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48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0" style:parent-style-name="Standaardalinea-lettertype" style:family="text">
      <style:text-properties style:font-name="Consolas" style:font-name-asian="Times New Roman" fo:color="#569CD6" fo:font-size="10.5pt" style:font-size-asian="10.5pt" style:font-size-complex="10.5pt"/>
    </style:style>
    <style:style style:name="P51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52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" style:parent-style-name="Standaardalinea-lettertype" style:family="text">
      <style:text-properties style:font-name="Consolas" style:font-name-asian="Times New Roman" fo:color="#569CD6" fo:font-size="10.5pt" style:font-size-asian="10.5pt" style:font-size-complex="10.5pt"/>
    </style:style>
    <style:style style:name="T5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5" style:parent-style-name="Standaardalinea-lettertype" style:family="text">
      <style:text-properties style:font-name="Consolas" style:font-name-asian="Times New Roman" fo:color="#DCDCAA" fo:font-size="10.5pt" style:font-size-asian="10.5pt" style:font-size-complex="10.5pt"/>
    </style:style>
    <style:style style:name="T5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7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58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9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6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61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63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6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5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66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7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68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69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71" style:parent-style-name="Standaardalinea-lettertype" style:family="text">
      <style:text-properties style:font-name="Consolas" style:font-name-asian="Times New Roman" fo:color="#569CD6" fo:font-size="10.5pt" style:font-size-asian="10.5pt" style:font-size-complex="10.5pt"/>
    </style:style>
    <style:style style:name="T7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73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75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7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77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8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79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8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81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83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8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85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86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88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8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0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9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2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93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4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9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6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9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8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9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0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0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2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03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4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0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06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07" style:parent-style-name="Standaard" style:family="paragraph">
      <style:paragraph-properties style:vertical-align="auto" fo:margin-bottom="0in" style:line-height-at-least="0.1979in" fo:text-indent="0.5in" fo:background-color="#1E1E1E"/>
      <style:text-properties fo:hyphenate="true"/>
    </style:style>
    <style:style style:name="T108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9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1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11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1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13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1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15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1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17" style:parent-style-name="Standaard" style:family="paragraph">
      <style:paragraph-properties style:vertical-align="auto" fo:margin-bottom="0in" style:line-height-at-least="0.1979in" fo:text-indent="0.5in" fo:background-color="#1E1E1E"/>
      <style:text-properties fo:hyphenate="true"/>
    </style:style>
    <style:style style:name="T118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1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0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2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2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23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4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2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6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2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8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2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30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3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32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33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3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36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3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38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3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40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41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43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14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45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46" style:parent-style-name="Lijstalinea" style:family="paragraph"/>
    <style:style style:name="P147" style:parent-style-name="Lijstalinea" style:family="paragraph"/>
    <style:style style:name="P148" style:parent-style-name="Lijstalinea" style:family="paragraph"/>
    <style:style style:name="P149" style:parent-style-name="Lijstalinea" style:family="paragraph"/>
    <style:style style:name="P150" style:parent-style-name="Standaard" style:family="paragraph">
      <style:paragraph-properties fo:margin-left="0.25in">
        <style:tab-stops/>
      </style:paragraph-properties>
    </style:style>
    <style:style style:name="P151" style:parent-style-name="Lijstalinea" style:family="paragraph"/>
  </office:automatic-styles>
  <office:body>
    <office:text text:use-soft-page-breaks="true">
      <text:p text:style-name="P1">MicroPython Basis</text:p>
      <text:p text:style-name="P2"/>
      <text:h text:style-name="Kop1" text:outline-level="1">Download and install MicroPython</text:h>
      <text:p text:style-name="P3"/>
      <text:p text:style-name="P4"/>
      <text:p text:style-name="P5"><text:span text:style-name="T6">Download the latest version of micropython for the esp32 from<text:s/></text:span><text:a xlink:href="https://micropython.org/download/esp32/" office:target-frame-name="_top" xlink:show="replace"><text:span text:style-name="Hyperlink">https://micropython.org/download/esp32/</text:span></text:a></text:p>
      <text:p text:style-name="P7">Look for Firmware built with ESP-IDF v3.x, with support for BLE, LAN and PPP and SPIRam</text:p>
      <text:p text:style-name="P8">At the time of writing we use:</text:p>
      <text:p text:style-name="P9">“<text:a xlink:href="https://micropython.org/resources/firmware/esp32spiram-idf3-20191220-v1.12.bin" office:target-frame-name="_top" xlink:show="replace"><text:span text:style-name="T10">esp32spiram-idf3-20191220-v1.12.bin</text:span></text:a>”</text:p>
      <text:p text:style-name="P11"/>
      <text:p text:style-name="P12"/>
      <text:p text:style-name="P13">I use com port com7 in this document</text:p>
      <text:p text:style-name="P14"/>
      <text:p text:style-name="P15"/>
      <text:p text:style-name="P16">esptool.py --chip esp32 --port com7 erase_flash</text:p>
      <text:p text:style-name="P17"/>
      <text:p text:style-name="P18"/>
      <text:p text:style-name="P19">esptool.py --chip esp32 --port com7 --baud 460800 write_flash -z 0x1000<text:s/></text:p>
      <text:p text:style-name="P20"><text:tab/>esp32spiram-idf3-20191220-v1.12.bin</text:p>
      <text:p text:style-name="P21"/>
      <text:p text:style-name="P22"/>
      <text:h text:style-name="Kop1" text:outline-level="1">Download and install a display driver</text:h>
      <text:p text:style-name="P23"/>
      <text:p text:style-name="Standaard">for this tutorials, I used modified files from the github page …</text:p>
      <text:p text:style-name="Standaard">Download<text:s/>all files from this repository to your computer.</text:p>
      <text:p text:style-name="Standaard">According to your needs, upload the images folder to the esp32’s images folder and the fonts to the fonts folder.</text:p>
      <text:p text:style-name="Standaard">upload the python files to the root of the ttgo board</text:p>
      <text:p text:style-name="Standaard">upload the ‘images’ folder to the ‘images’ folder of the ttgo</text:p>
      <text:p text:style-name="Standaard">upload the ‘fonts’ folder to the ‘fonts’ folder of the ttgo</text:p>
      <text:p text:style-name="Standaard">note that not all files can be stored to<text:s/>the ttgo at the same time, just copy the files needed for a specific project.</text:p>
      <text:p text:style-name="Standaard"/>
      <text:p text:style-name="Standaard">In almost all projects, I use the create_display() function from display.py to create a display. By using this function, it will be easy to move to another display driver. The function create_display() looks like this.</text:p>
      <text:p text:style-name="Standaard"/>
      <text:p text:style-name="P24"><text:span text:style-name="T25">"""</text:span></text:p>
      <text:p text:style-name="P26"><text:span text:style-name="T27">display routines</text:span></text:p>
      <text:p text:style-name="P28"><text:span text:style-name="T29">"""</text:span></text:p>
      <text:p text:style-name="P30"><text:span text:style-name="T31"># test of printing multiple fonts to the ILI9341 on an M5Stack using H/W SP</text:span></text:p>
      <text:p text:style-name="P32"><text:span text:style-name="T33"># MIT License; Copyright (c) 2017 Jeffrey N. Magee</text:span></text:p>
      <text:p text:style-name="P34"><text:span text:style-name="T35"># Adapted for Sensemakers. Changed pins for the TTGO T4-V1.3 board</text:span></text:p>
      <text:p text:style-name="P36"/>
      <text:p text:style-name="P37"><text:span text:style-name="T38">from</text:span><text:span text:style-name="T39"> ili934xnew </text:span><text:span text:style-name="T40">import</text:span><text:span text:style-name="T41"> ILI9341</text:span></text:p>
      <text:p text:style-name="P42"><text:span text:style-name="T43">from</text:span><text:span text:style-name="T44"> machine </text:span><text:span text:style-name="T45">import</text:span><text:span text:style-name="T46"> Pin, SPI, PWM</text:span></text:p>
      <text:p text:style-name="P47"/>
      <text:p text:style-name="P48"><text:span text:style-name="T49">bg_led = </text:span><text:span text:style-name="T50">None</text:span></text:p>
      <text:p text:style-name="P51"/>
      <text:p text:style-name="P52"><text:span text:style-name="T53">def</text:span><text:span text:style-name="T54"> </text:span><text:span text:style-name="T55">create_display</text:span><text:span text:style-name="T56">(</text:span><text:span text:style-name="T57">rotation</text:span><text:span text:style-name="T58">=</text:span><text:span text:style-name="T59">0</text:span><text:span text:style-name="T60">):</text:span></text:p>
      <text:p text:style-name="P61"><text:span text:style-name="T62">    </text:span><text:span text:style-name="T63">"""</text:span></text:p>
      <text:p text:style-name="P64"><text:span text:style-name="T65">    Create a connection with the display</text:span></text:p>
      <text:p text:style-name="P66"><text:span text:style-name="T67">    """</text:span></text:p>
      <text:p text:style-name="P68"/>
      <text:p text:style-name="P69"><text:span text:style-name="T70">    </text:span><text:span text:style-name="T71">global</text:span><text:span text:style-name="T72"> bg_led</text:span></text:p>
      <text:p text:style-name="P73"><text:span text:style-name="T74">    bg_led = PWM(Pin(</text:span><text:span text:style-name="T75">4</text:span><text:span text:style-name="T76">))</text:span></text:p>
      <text:p text:style-name="P77"><text:span text:style-name="T78">    bg_led.freq(</text:span><text:span text:style-name="T79">1000</text:span><text:span text:style-name="T80">)</text:span></text:p>
      <text:p text:style-name="P81"><text:span text:style-name="T82">    bg_led.duty(</text:span><text:span text:style-name="T83">750</text:span><text:span text:style-name="T84">)</text:span></text:p>
      <text:p text:style-name="P85"/>
      <text:p text:style-name="P86"><text:span text:style-name="T87">    spi = SPI(</text:span><text:span text:style-name="T88">2</text:span><text:span text:style-name="T89">, </text:span><text:span text:style-name="T90">baudrate</text:span><text:span text:style-name="T91">=</text:span><text:span text:style-name="T92">30000000</text:span><text:span text:style-name="T93">, </text:span><text:span text:style-name="T94">miso</text:span><text:span text:style-name="T95">=Pin(</text:span><text:span text:style-name="T96">12</text:span><text:span text:style-name="T97">), </text:span><text:span text:style-name="T98">mosi</text:span><text:span text:style-name="T99">=Pin(</text:span><text:span text:style-name="T100">23</text:span><text:span text:style-name="T101">), </text:span><text:span text:style-name="T102">sck</text:span><text:span text:style-name="T103">=Pin(</text:span><text:span text:style-name="T104">18</text:span><text:span text:style-name="T105">))</text:span></text:p>
      <text:p text:style-name="P106">    display = </text:p>
      <text:p text:style-name="P107"><text:span text:style-name="T108">ILI9341(spi, </text:span><text:span text:style-name="T109">cs</text:span><text:span text:style-name="T110">=Pin(</text:span><text:span text:style-name="T111">27</text:span><text:span text:style-name="T112">), </text:span><text:span text:style-name="T113">dc</text:span><text:span text:style-name="T114">=Pin(</text:span><text:span text:style-name="T115">32</text:span><text:span text:style-name="T116">), </text:span></text:p>
      <text:p text:style-name="P117"><text:span text:style-name="T118"><text:s text:c="13"/>rst</text:span><text:span text:style-name="T119">=Pin(</text:span><text:span text:style-name="T120">5</text:span><text:span text:style-name="T121">), </text:span><text:span text:style-name="T122">w</text:span><text:span text:style-name="T123">=</text:span><text:span text:style-name="T124">320</text:span><text:span text:style-name="T125">, </text:span><text:span text:style-name="T126">h</text:span><text:span text:style-name="T127">=</text:span><text:span text:style-name="T128">240</text:span><text:span text:style-name="T129">, </text:span><text:span text:style-name="T130">r</text:span><text:span text:style-name="T131">=rotation)</text:span></text:p>
      <text:p text:style-name="P132"/>
      <text:p text:style-name="P133">    display.erase()</text:p>
      <text:p text:style-name="P134"><text:span text:style-name="T135">    display.set_pos(</text:span><text:span text:style-name="T136">0</text:span><text:span text:style-name="T137">, </text:span><text:span text:style-name="T138">0</text:span><text:span text:style-name="T139">)</text:span></text:p>
      <text:p text:style-name="P140"/>
      <text:p text:style-name="P141"><text:span text:style-name="T142">    </text:span><text:span text:style-name="T143">return</text:span><text:span text:style-name="T144"> display</text:span></text:p>
      <text:p text:style-name="P145"/>
      <text:p text:style-name="program"/>
      <text:p text:style-name="Standaard"/>
      <text:p text:style-name="Standaard"/>
      <text:h text:style-name="Kop1" text:outline-level="1">Show I2C addresses</text:h>
      <text:p text:style-name="Standaard">Needed files:</text:p>
      <text:list text:style-name="LFO1" text:continue-numbering="true">
        <text:list-item>
          <text:p text:style-name="P146">Ili934xnew.py</text:p>
        </text:list-item>
        <text:list-item>
          <text:p text:style-name="P147">Display.py</text:p>
        </text:list-item>
        <text:list-item>
          <text:p text:style-name="P148">Fonts/roboto_cond_reg_12.py</text:p>
        </text:list-item>
        <text:list-item>
          <text:p text:style-name="P149">Fonts/roboto_cond_reg_18.py</text:p>
        </text:list-item>
      </text:list>
      <text:p text:style-name="P150">Final project file:</text:p>
      <text:list text:style-name="LFO1" text:continue-numbering="true">
        <text:list-item>
          <text:p text:style-name="P151">I2cscanner.py</text:p>
        </text:list-item>
      </text:list>
      <text:p text:style-name="Standaard"/>
      <text:p text:style-name="Standaard">Create a new python file named i2cscanner.py</text:p>
      <text:p text:style-name="Standaard"/>
      <text:p text:style-name="Standaard">…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rogram" style:display-name="program" style:family="paragraph" style:parent-style-name="Standaard"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ijn Wessing</meta:initial-creator>
    <dc:creator>Karijn Wessing</dc:creator>
    <meta:creation-date>2020-08-02T12:00:00Z</meta:creation-date>
    <dc:date>2020-08-13T18:37:00Z</dc:date>
    <meta:template xlink:href="Normal.dotm" xlink:type="simple"/>
    <meta:editing-cycles>9</meta:editing-cycles>
    <meta:editing-duration>PT186360S</meta:editing-duration>
    <meta:document-statistic meta:page-count="1" meta:paragraph-count="4" meta:word-count="356" meta:character-count="2385" meta:row-count="16" meta:non-whitespace-character-count="2033"/>
  </office:meta>
</office:document-meta>
</file>